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color="#00cc33"/>
    </style:style>
    <style:style style:name="P4" style:family="paragraph" style:parent-style-name="Standard">
      <style:text-properties fo:color="#00cc33" fo:font-weight="normal" style:font-weight-asian="normal" style:font-weight-complex="normal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text-properties fo:color="#000000" fo:font-weight="bold" style:font-weight-asian="bold" style:font-weight-complex="bold"/>
    </style:style>
    <style:style style:name="P7" style:family="paragraph" style:parent-style-name="Text_20_body"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6666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4.03.2025</text:p>
      <text:p text:style-name="Standard"/>
      <text:p text:style-name="Standard">My Prompt:</text:p>
      <text:p text:style-name="Text_20_body">"I want to create a Data Science Project, where I want to work local on my Windows PC in Python via Visual Studio Code and use Jupyter note books. The Project needs to be accsessable on github.</text:p>
      <text:p text:style-name="Text_20_body">Can you help setting the project up. I already have Visual Studio Code installed and a github account."</text:p>
      <text:p text:style-name="Standard">Answer:</text:p>
      <text:p text:style-name="Standard">Yes! Here’s a step-by-step guide to setting up your Data Science project with Jupyter Notebooks in Visual Studio Code and linking it to GitHub. </text:p>
      <text:p text:style-name="Standard"/>
      <text:p text:style-name="Standard">Step by Step guide:</text:p>
      <text:p text:style-name="Standard"><text:span text:style-name="T1">1. Install Python &amp; Virtual Environment in cmd or PowerShell (</text:span>Win + X <text:span text:style-name="T1">)</text:span></text:p>
      <text:p text:style-name="Standard">Since you're using Windows, it's best to set up a virtual environment to manage dependencies. </text:p>
      <text:p text:style-name="P3">python –version #checks if python is installed</text:p>
      <text:p text:style-name="Standard"><text:span text:style-name="T1"/></text:p>
      <text:p text:style-name="Standard"><text:span text:style-name="T1">2.Set up a virtual environment in cmd</text:span></text:p>
      <text:p text:style-name="P2">Navigate to the folder where you want your project to be and run: </text:p>
      <text:p text:style-name="P4">mkdir C:\DS_Project_RoadAcc</text:p>
      <text:p text:style-name="P4">cd C:\DS_Project_RoadAcc</text:p>
      <text:p text:style-name="P3"><text:span text:style-name="T2">python -m venv venv # C</text:span>reate a virtual environment in the project folder </text:p>
      <text:p text:style-name="P3"><text:span text:style-name="T2">.\venv\Scripts\Activate # </text:span>Activate the virtual environment </text:p>
      <text:p text:style-name="Standard"/>
      <text:p text:style-name="P1">Step 3: Install Jupyter and Required Libraries </text:p>
      <text:p text:style-name="Standard">Install Jupyter Notebook and common Data Science libraries: </text:p>
      <text:p text:style-name="P3">pip install jupyter pandas numpy matplotlib seaborn scikit-learn</text:p>
      <text:p text:style-name="P3"/>
      <text:p text:style-name="P6">Step 4: Open the Project in Visual Studio Code </text:p>
      <text:p text:style-name="P5">Open <text:span text:style-name="Strong_20_Emphasis">VS Code</text:span> from the terminal: </text:p>
      <text:p text:style-name="P3">code .</text:p>
      <text:p text:style-name="P5">Install the <text:span text:style-name="Strong_20_Emphasis">Jupyter Extension</text:span> (if not already installed):</text:p>
      <text:p text:style-name="P5">Press <text:span text:style-name="Source_20_Text">Ctrl + Shift + X</text:span> to open Extensions </text:p>
      <text:p text:style-name="P5">Create a new Jupyter notebook: </text:p>
      <text:p text:style-name="P5">Click <text:span text:style-name="Strong_20_Emphasis">File → New File</text:span> → Save it as examplename<text:span text:style-name="Source_20_Text">.ipynb</text:span> </text:p>
      <text:p text:style-name="P5"><text:span text:style-name="Strong_20_Emphasis"><text:span text:style-name="T2">Select the Python Kernel</text:span></text:span><text:span text:style-name="T2">: </text:span></text:p>
      <text:p text:style-name="P5">Open the notebook and click <text:span text:style-name="Strong_20_Emphasis">"Select Kernel"</text:span>. </text:p>
      <text:p text:style-name="P5">Choose the one associated with your virtual environment (<text:span text:style-name="Source_20_Text">venv</text:span>) </text:p>
      <text:p text:style-name="P5"/>
      <text:p text:style-name="P5">My prompt:</text:p>
      <text:p text:style-name="P7">i have a question regarding Step 5: Where do i have to type git init? In the powershell or vs code terminal?</text:p>
      <text:p text:style-name="P5">Answer:</text:p>
      <text:p text:style-name="P5">Since you'll be working in VS Code, it's best to use its built-in terminal: </text:p>
      <text:p text:style-name="P5"><text:span text:style-name="Strong_20_Emphasis">Open the terminal</text:span> in VS Code:</text:p>
      <text:p text:style-name="Standard"><text:span text:style-name="T3"><text:s/></text:span><text:span text:style-name="Source_20_Text">Ctrl + ~</text:span> </text:p>
      <text:p text:style-name="Standard">(Make sure you are in the project folder)</text:p>
      <text:p text:style-name="P5"/>
      <text:p text:style-name="P5"/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>Step 5: Set Up GitHub for Version Control </text:span></text:p>
      <text:p text:style-name="Standard"><text:span text:style-name="T3">Download </text:span><text:span text:style-name="Strong_20_Emphasis"><text:span text:style-name="T3">Git for Windows</text:span></text:span><text:span text:style-name="T3"> from: </text:span><text:span text:style-name="T4">https://git-scm.com/downloads </text:span></text:p>
      <text:p text:style-name="Standard">Run the installer and make sure to: <text:span text:style-name="Strong_20_Emphasis">Keep the default options</text:span>. </text:p>
      <text:p text:style-name="Standard"><text:span text:style-name="Strong_20_Emphasis">Ensure "Add Git to PATH" is checked</text:span> during installation. </text:p>
      <text:p text:style-name="P6">RESTART YOUR PC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7M57S</meta:editing-duration>
    <meta:editing-cycles>5</meta:editing-cycles>
    <meta:generator>OpenOffice/4.1.15$Win32 OpenOffice.org_project/4115m2$Build-9813</meta:generator>
    <dc:date>2025-03-24T12:57:14.99</dc:date>
    <dc:creator>t s</dc:creator>
    <meta:document-statistic meta:table-count="0" meta:image-count="0" meta:object-count="0" meta:page-count="2" meta:paragraph-count="41" meta:word-count="351" meta:character-count="2074"/>
    <meta:user-defined meta:name="Info 1"/>
    <meta:user-defined meta:name="Info 2"/>
    <meta:user-defined meta:name="Info 3"/>
    <meta:user-defined meta:name="Info 4"/>
  </office:meta>
</office:document-meta>
</file>